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2">
          <table:table-cell office:value-type="string">
            <text:p>A사업본부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생산과</text:p>
          </table:table-cell>
          <table:table-cell office:value-type="string">
            <text:p>마케팅과</text:p>
          </table:table-cell>
          <table:table-cell office:value-type="string">
            <text:p>재무과</text:p>
          </table:table-cell>
          <table:table-cell office:value-type="string">
            <text:p>인사과</text:p>
          </table:table-cell>
        </table:table-row>
        <table:table-row table:style-name="ro2">
          <table:table-cell office:value-type="string">
            <text:p>B사업본부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생산과</text:p>
          </table:table-cell>
          <table:table-cell office:value-type="string">
            <text:p>마케팅과</text:p>
          </table:table-cell>
          <table:table-cell office:value-type="string">
            <text:p>재무과</text:p>
          </table:table-cell>
          <table:table-cell office:value-type="string">
            <text:p>인사과</text:p>
          </table:table-cell>
        </table:table-row>
        <table:table-row table:style-name="ro1">
          <table:table-cell office:value-type="string">
            <text:p>사장실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기획실</text:p>
          </table:table-cell>
          <table:table-cell table:number-columns-repeated="3"/>
        </table:table-row>
        <table:table-row table:style-name="ro1">
          <table:table-cell office:value-type="string">
            <text:p>사장</text:p>
          </table:table-cell>
          <table:table-cell table:number-columns-repeated="4"/>
        </table:table-row>
        <table:table-row table:style-name="ro1">
          <table:table-cell office:value-type="string">
            <text:p>END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6-28-2016</text:date>, <text:time>12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6-28T12:15:55.69</meta:creation-date>
    <meta:generator>OpenOffice/4.1.2$Win32 OpenOffice.org_project/412m3$Build-9782</meta:generator>
    <dc:date>2016-06-28T12:21:11.61</dc:date>
    <dc:creator>종범 박</dc:creator>
    <meta:editing-duration>PT2M26S</meta:editing-duration>
    <meta:editing-cycles>1</meta:editing-cycles>
    <meta:document-statistic meta:table-count="3" meta:cell-count="14" meta:object-count="0"/>
  </office:meta>
</office:document-meta>
</file>